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5000000DBDA958D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787cm" svg:x="1cm" svg:y="11.456cm">
          <draw:image xlink:href="Pictures/1000000100000265000000DBDA958D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24.2.0.3$Linux_X86_64 LibreOffice_project/420$Build-3</meta:generator>
  </office:meta>
</office:document-meta>
</file>